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6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mm"/>
    </style:style>
  </office:automatic-styles>
  <office:body>
    <office:spreadsheet>
      <table:calculation-settings table:automatic-find-labels="false"/>
      <table:table table:name="essai" table:style-name="ta1">
        <table:table-column table:style-name="co1" table:number-columns-repeated="3" table:default-cell-style-name="ce1"/>
        <table:table-column table:style-name="co2" table:number-columns-repeated="1021" table:default-cell-style-name="ce1"/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Mean value</text:p>
          </table:table-cell>
          <table:table-cell table:number-columns-repeated="1021"/>
        </table:table-row>
        <table:table-row table:style-name="ro1">
          <table:table-cell office:value-type="float" office:value="0.780477902583075" calcext:value-type="float">
            <text:p>0,7804779026</text:p>
          </table:table-cell>
          <table:table-cell office:value-type="float" office:value="0.265877896316516" calcext:value-type="float">
            <text:p>0,2658778963</text:p>
          </table:table-cell>
          <table:table-cell office:value-type="float" office:value="0.15137596517024" calcext:value-type="float">
            <text:p>0,1513759652</text:p>
          </table:table-cell>
          <table:table-cell/>
          <table:table-cell table:formula="of:=MEDIAN([.B2:.B61])" office:value-type="float" office:value="0.390057571738555" calcext:value-type="float">
            <text:p>0,3900575717</text:p>
          </table:table-cell>
          <table:table-cell table:number-columns-repeated="1019"/>
        </table:table-row>
        <table:table-row table:style-name="ro1">
          <table:table-cell office:value-type="float" office:value="0.788886985169949" calcext:value-type="float">
            <text:p>0,7888869852</text:p>
          </table:table-cell>
          <table:table-cell office:value-type="float" office:value="0.270796132994962" calcext:value-type="float">
            <text:p>0,270796133</text:p>
          </table:table-cell>
          <table:table-cell office:value-type="float" office:value="0.156482176925103" calcext:value-type="float">
            <text:p>0,1564821769</text:p>
          </table:table-cell>
          <table:table-cell table:number-columns-repeated="1021"/>
        </table:table-row>
        <table:table-row table:style-name="ro1">
          <table:table-cell office:value-type="float" office:value="0.797390309063986" calcext:value-type="float">
            <text:p>0,7973903091</text:p>
          </table:table-cell>
          <table:table-cell office:value-type="float" office:value="0.275712851554007" calcext:value-type="float">
            <text:p>0,2757128516</text:p>
          </table:table-cell>
          <table:table-cell office:value-type="float" office:value="0.161665515708645" calcext:value-type="float">
            <text:p>0,1616655157</text:p>
          </table:table-cell>
          <table:table-cell table:number-columns-repeated="1021"/>
        </table:table-row>
        <table:table-row table:style-name="ro1">
          <table:table-cell office:value-type="float" office:value="0.80598546254985" calcext:value-type="float">
            <text:p>0,8059854625</text:p>
          </table:table-cell>
          <table:table-cell office:value-type="float" office:value="0.280611996957332" calcext:value-type="float">
            <text:p>0,280611997</text:p>
          </table:table-cell>
          <table:table-cell office:value-type="float" office:value="0.166897761566415" calcext:value-type="float">
            <text:p>0,1668977616</text:p>
          </table:table-cell>
          <table:table-cell table:number-columns-repeated="1021"/>
        </table:table-row>
        <table:table-row table:style-name="ro1">
          <table:table-cell office:value-type="float" office:value="0.814671042028166" calcext:value-type="float">
            <text:p>0,814671042</text:p>
          </table:table-cell>
          <table:table-cell office:value-type="float" office:value="0.285481490978542" calcext:value-type="float">
            <text:p>0,285481491</text:p>
          </table:table-cell>
          <table:table-cell office:value-type="float" office:value="0.172154941414619" calcext:value-type="float">
            <text:p>0,1721549414</text:p>
          </table:table-cell>
          <table:table-cell table:number-columns-repeated="1021"/>
        </table:table-row>
        <table:table-row table:style-name="ro1">
          <table:table-cell office:value-type="float" office:value="0.823446415222419" calcext:value-type="float">
            <text:p>0,8234464152</text:p>
          </table:table-cell>
          <table:table-cell office:value-type="float" office:value="0.290312517499865" calcext:value-type="float">
            <text:p>0,2903125175</text:p>
          </table:table-cell>
          <table:table-cell office:value-type="float" office:value="0.177416645340445" calcext:value-type="float">
            <text:p>0,1774166453</text:p>
          </table:table-cell>
          <table:table-cell table:number-columns-repeated="1021"/>
        </table:table-row>
        <table:table-row table:style-name="ro1">
          <table:table-cell office:value-type="float" office:value="0.832311510340592" calcext:value-type="float">
            <text:p>0,8323115103</text:p>
          </table:table-cell>
          <table:table-cell office:value-type="float" office:value="0.295098746902515" calcext:value-type="float">
            <text:p>0,2950987469</text:p>
          </table:table-cell>
          <table:table-cell office:value-type="float" office:value="0.182665159232372" calcext:value-type="float">
            <text:p>0,1826651592</text:p>
          </table:table-cell>
          <table:table-cell table:number-columns-repeated="1021"/>
        </table:table-row>
        <table:table-row table:style-name="ro1">
          <table:table-cell office:value-type="float" office:value="0.841266583657503" calcext:value-type="float">
            <text:p>0,8412665837</text:p>
          </table:table-cell>
          <table:table-cell office:value-type="float" office:value="0.299835753802836" calcext:value-type="float">
            <text:p>0,2998357538</text:p>
          </table:table-cell>
          <table:table-cell office:value-type="float" office:value="0.187884268895239" calcext:value-type="float">
            <text:p>0,1878842689</text:p>
          </table:table-cell>
          <table:table-cell table:number-columns-repeated="1021"/>
        </table:table-row>
        <table:table-row table:style-name="ro1">
          <table:table-cell office:value-type="float" office:value="0.850312131198435" calcext:value-type="float">
            <text:p>0,8503121312</text:p>
          </table:table-cell>
          <table:table-cell office:value-type="float" office:value="0.304520728457398" calcext:value-type="float">
            <text:p>0,3045207285</text:p>
          </table:table-cell>
          <table:table-cell office:value-type="float" office:value="0.193058907702627" calcext:value-type="float">
            <text:p>0,1930589077</text:p>
          </table:table-cell>
          <table:table-cell table:number-columns-repeated="1021"/>
        </table:table-row>
        <table:table-row table:style-name="ro1">
          <table:table-cell office:value-type="float" office:value="0.859448872358673" calcext:value-type="float">
            <text:p>0,8594488724</text:p>
          </table:table-cell>
          <table:table-cell office:value-type="float" office:value="0.30915247348841" calcext:value-type="float">
            <text:p>0,3091524735</text:p>
          </table:table-cell>
          <table:table-cell office:value-type="float" office:value="0.198175398742867" calcext:value-type="float">
            <text:p>0,1981753987</text:p>
          </table:table-cell>
          <table:table-cell table:number-columns-repeated="1021"/>
        </table:table-row>
        <table:table-row table:style-name="ro1">
          <table:table-cell office:value-type="float" office:value="0.868677436598968" calcext:value-type="float">
            <text:p>0,8686774366</text:p>
          </table:table-cell>
          <table:table-cell office:value-type="float" office:value="0.313729681390697" calcext:value-type="float">
            <text:p>0,3137296814</text:p>
          </table:table-cell>
          <table:table-cell office:value-type="float" office:value="0.203218706914385" calcext:value-type="float">
            <text:p>0,2032187069</text:p>
          </table:table-cell>
          <table:table-cell table:number-columns-repeated="1021"/>
        </table:table-row>
        <table:table-row table:style-name="ro1">
          <table:table-cell office:value-type="float" office:value="0.877998596412066" calcext:value-type="float">
            <text:p>0,8779985964</text:p>
          </table:table-cell>
          <table:table-cell office:value-type="float" office:value="0.318251462235815" calcext:value-type="float">
            <text:p>0,3182514622</text:p>
          </table:table-cell>
          <table:table-cell office:value-type="float" office:value="0.20817452039498" calcext:value-type="float">
            <text:p>0,2081745204</text:p>
          </table:table-cell>
          <table:table-cell table:number-columns-repeated="1021"/>
        </table:table-row>
        <table:table-row table:style-name="ro1">
          <table:table-cell office:value-type="float" office:value="0.887413133384417" calcext:value-type="float">
            <text:p>0,8874131334</text:p>
          </table:table-cell>
          <table:table-cell office:value-type="float" office:value="0.322716673337929" calcext:value-type="float">
            <text:p>0,3227166733</text:p>
          </table:table-cell>
          <table:table-cell office:value-type="float" office:value="0.213028239081657" calcext:value-type="float">
            <text:p>0,2130282391</text:p>
          </table:table-cell>
          <table:table-cell table:number-columns-repeated="1021"/>
        </table:table-row>
        <table:table-row table:style-name="ro1">
          <table:table-cell office:value-type="float" office:value="0.896921810322496" calcext:value-type="float">
            <text:p>0,8969218103</text:p>
          </table:table-cell>
          <table:table-cell office:value-type="float" office:value="0.327123586116584" calcext:value-type="float">
            <text:p>0,3271235861</text:p>
          </table:table-cell>
          <table:table-cell office:value-type="float" office:value="0.217764801182452" calcext:value-type="float">
            <text:p>0,2177648012</text:p>
          </table:table-cell>
          <table:table-cell table:number-columns-repeated="1021"/>
        </table:table-row>
        <table:table-row table:style-name="ro1">
          <table:table-cell office:value-type="float" office:value="0.906525427321153" calcext:value-type="float">
            <text:p>0,9065254273</text:p>
          </table:table-cell>
          <table:table-cell office:value-type="float" office:value="0.331470067755923" calcext:value-type="float">
            <text:p>0,3314700678</text:p>
          </table:table-cell>
          <table:table-cell office:value-type="float" office:value="0.222369405175454" calcext:value-type="float">
            <text:p>0,2223694052</text:p>
          </table:table-cell>
          <table:table-cell table:number-columns-repeated="1021"/>
        </table:table-row>
        <table:table-row table:style-name="ro1">
          <table:table-cell office:value-type="float" office:value="0.91622475101925" calcext:value-type="float">
            <text:p>0,916224751</text:p>
          </table:table-cell>
          <table:table-cell office:value-type="float" office:value="0.335753837120069" calcext:value-type="float">
            <text:p>0,3357538371</text:p>
          </table:table-cell>
          <table:table-cell office:value-type="float" office:value="0.22682718441154" calcext:value-type="float">
            <text:p>0,2268271844</text:p>
          </table:table-cell>
          <table:table-cell table:number-columns-repeated="1021"/>
        </table:table-row>
        <table:table-row table:style-name="ro1">
          <table:table-cell office:value-type="float" office:value="0.926020587215407" calcext:value-type="float">
            <text:p>0,9260205872</text:p>
          </table:table-cell>
          <table:table-cell office:value-type="float" office:value="0.339972985490769" calcext:value-type="float">
            <text:p>0,3399729855</text:p>
          </table:table-cell>
          <table:table-cell office:value-type="float" office:value="0.231124111919256" calcext:value-type="float">
            <text:p>0,2311241119</text:p>
          </table:table-cell>
          <table:table-cell table:number-columns-repeated="1021"/>
        </table:table-row>
        <table:table-row table:style-name="ro1">
          <table:table-cell office:value-type="float" office:value="0.93591373811216" calcext:value-type="float">
            <text:p>0,9359137381</text:p>
          </table:table-cell>
          <table:table-cell office:value-type="float" office:value="0.344126134576331" calcext:value-type="float">
            <text:p>0,3441261346</text:p>
          </table:table-cell>
          <table:table-cell office:value-type="float" office:value="0.235246656328554" calcext:value-type="float">
            <text:p>0,2352466563</text:p>
          </table:table-cell>
          <table:table-cell table:number-columns-repeated="1021"/>
        </table:table-row>
        <table:table-row table:style-name="ro1">
          <table:table-cell office:value-type="float" office:value="0.94590501783108" calcext:value-type="float">
            <text:p>0,9459050178</text:p>
          </table:table-cell>
          <table:table-cell office:value-type="float" office:value="0.348212705677692" calcext:value-type="float">
            <text:p>0,3482127057</text:p>
          </table:table-cell>
          <table:table-cell office:value-type="float" office:value="0.239181932080384" calcext:value-type="float">
            <text:p>0,2391819321</text:p>
          </table:table-cell>
          <table:table-cell table:number-columns-repeated="1021"/>
        </table:table-row>
        <table:table-row table:style-name="ro1">
          <table:table-cell office:value-type="float" office:value="0.955995220207219" calcext:value-type="float">
            <text:p>0,9559952202</text:p>
          </table:table-cell>
          <table:table-cell office:value-type="float" office:value="0.352232758624539" calcext:value-type="float">
            <text:p>0,3522327586</text:p>
          </table:table-cell>
          <table:table-cell office:value-type="float" office:value="0.242917214159379" calcext:value-type="float">
            <text:p>0,2429172142</text:p>
          </table:table-cell>
          <table:table-cell table:number-columns-repeated="1021"/>
        </table:table-row>
        <table:table-row table:style-name="ro1">
          <table:table-cell office:value-type="float" office:value="0.966185201411231" calcext:value-type="float">
            <text:p>0,9661852014</text:p>
          </table:table-cell>
          <table:table-cell office:value-type="float" office:value="0.356187305716956" calcext:value-type="float">
            <text:p>0,3561873057</text:p>
          </table:table-cell>
          <table:table-cell office:value-type="float" office:value="0.246440948155099" calcext:value-type="float">
            <text:p>0,2464409482</text:p>
          </table:table-cell>
          <table:table-cell table:number-columns-repeated="1021"/>
        </table:table-row>
        <table:table-row table:style-name="ro1">
          <table:table-cell office:value-type="float" office:value="0.976475747161489" calcext:value-type="float">
            <text:p>0,9764757472</text:p>
          </table:table-cell>
          <table:table-cell office:value-type="float" office:value="0.360076599298081" calcext:value-type="float">
            <text:p>0,3600765993</text:p>
          </table:table-cell>
          <table:table-cell office:value-type="float" office:value="0.249740774585551" calcext:value-type="float">
            <text:p>0,2497407746</text:p>
          </table:table-cell>
          <table:table-cell table:number-columns-repeated="1021"/>
        </table:table-row>
        <table:table-row table:style-name="ro1">
          <table:table-cell office:value-type="float" office:value="0.986867707380224" calcext:value-type="float">
            <text:p>0,9868677074</text:p>
          </table:table-cell>
          <table:table-cell office:value-type="float" office:value="0.363900301528908" calcext:value-type="float">
            <text:p>0,3639003015</text:p>
          </table:table-cell>
          <table:table-cell office:value-type="float" office:value="0.25280533492111" calcext:value-type="float">
            <text:p>0,2528053349</text:p>
          </table:table-cell>
          <table:table-cell table:number-columns-repeated="1021"/>
        </table:table-row>
        <table:table-row table:style-name="ro1">
          <table:table-cell office:value-type="float" office:value="0.997361930317808" calcext:value-type="float">
            <text:p>0,9973619303</text:p>
          </table:table-cell>
          <table:table-cell office:value-type="float" office:value="0.36765624987016" calcext:value-type="float">
            <text:p>0,3676562499</text:p>
          </table:table-cell>
          <table:table-cell office:value-type="float" office:value="0.255623445017041" calcext:value-type="float">
            <text:p>0,255623445</text:p>
          </table:table-cell>
          <table:table-cell table:number-columns-repeated="1021"/>
        </table:table-row>
        <table:table-row table:style-name="ro1">
          <table:table-cell office:value-type="float" office:value="1.0079592618441" calcext:value-type="float">
            <text:p>1,0079592618</text:p>
          </table:table-cell>
          <table:table-cell office:value-type="float" office:value="0.371340122637466" calcext:value-type="float">
            <text:p>0,3713401226</text:p>
          </table:table-cell>
          <table:table-cell office:value-type="float" office:value="0.258184260709221" calcext:value-type="float">
            <text:p>0,2581842607</text:p>
          </table:table-cell>
          <table:table-cell table:number-columns-repeated="1021"/>
        </table:table-row>
        <table:table-row table:style-name="ro1">
          <table:table-cell office:value-type="float" office:value="1.01866052518207" calcext:value-type="float">
            <text:p>1,0186605252</text:p>
          </table:table-cell>
          <table:table-cell office:value-type="float" office:value="0.374945826952352" calcext:value-type="float">
            <text:p>0,374945827</text:p>
          </table:table-cell>
          <table:table-cell office:value-type="float" office:value="0.260477312649067" calcext:value-type="float">
            <text:p>0,2604773126</text:p>
          </table:table-cell>
          <table:table-cell table:number-columns-repeated="1021"/>
        </table:table-row>
        <table:table-row table:style-name="ro1">
          <table:table-cell office:value-type="float" office:value="1.02946659758309" calcext:value-type="float">
            <text:p>1,0294665976</text:p>
          </table:table-cell>
          <table:table-cell office:value-type="float" office:value="0.378467567849437" calcext:value-type="float">
            <text:p>0,3784675678</text:p>
          </table:table-cell>
          <table:table-cell office:value-type="float" office:value="0.262494174302769" calcext:value-type="float">
            <text:p>0,2624941743</text:p>
          </table:table-cell>
          <table:table-cell table:number-columns-repeated="1021"/>
        </table:table-row>
        <table:table-row table:style-name="ro1">
          <table:table-cell office:value-type="float" office:value="1.04037835554878" calcext:value-type="float">
            <text:p>1,0403783555</text:p>
          </table:table-cell>
          <table:table-cell office:value-type="float" office:value="0.381900200732794" calcext:value-type="float">
            <text:p>0,3819002007</text:p>
          </table:table-cell>
          <table:table-cell office:value-type="float" office:value="0.264227584972848" calcext:value-type="float">
            <text:p>0,264227585</text:p>
          </table:table-cell>
          <table:table-cell table:number-columns-repeated="1021"/>
        </table:table-row>
        <table:table-row table:style-name="ro1">
          <table:table-cell office:value-type="float" office:value="1.05139663207792" calcext:value-type="float">
            <text:p>1,0513966321</text:p>
          </table:table-cell>
          <table:table-cell office:value-type="float" office:value="0.38523986170568" calcext:value-type="float">
            <text:p>0,3852398617</text:p>
          </table:table-cell>
          <table:table-cell office:value-type="float" office:value="0.265670869716327" calcext:value-type="float">
            <text:p>0,2656708697</text:p>
          </table:table-cell>
          <table:table-cell table:number-columns-repeated="1021"/>
        </table:table-row>
        <table:table-row table:style-name="ro1">
          <table:table-cell office:value-type="float" office:value="1.06252234003562" calcext:value-type="float">
            <text:p>1,06252234</text:p>
          </table:table-cell>
          <table:table-cell office:value-type="float" office:value="0.388484290269665" calcext:value-type="float">
            <text:p>0,3884842903</text:p>
          </table:table-cell>
          <table:table-cell office:value-type="float" office:value="0.266819559661023" calcext:value-type="float">
            <text:p>0,2668195597</text:p>
          </table:table-cell>
          <table:table-cell table:number-columns-repeated="1021"/>
        </table:table-row>
        <table:table-row table:style-name="ro1">
          <table:table-cell office:value-type="float" office:value="1.0737563273496" calcext:value-type="float">
            <text:p>1,0737563273</text:p>
          </table:table-cell>
          <table:table-cell office:value-type="float" office:value="0.391630853207445" calcext:value-type="float">
            <text:p>0,3916308532</text:p>
          </table:table-cell>
          <table:table-cell office:value-type="float" office:value="0.26766902380536" calcext:value-type="float">
            <text:p>0,2676690238</text:p>
          </table:table-cell>
          <table:table-cell table:number-columns-repeated="1021"/>
        </table:table-row>
        <table:table-row table:style-name="ro1">
          <table:table-cell office:value-type="float" office:value="1.08509950412508" calcext:value-type="float">
            <text:p>1,0850995041</text:p>
          </table:table-cell>
          <table:table-cell office:value-type="float" office:value="0.394675667527092" calcext:value-type="float">
            <text:p>0,3946756675</text:p>
          </table:table-cell>
          <table:table-cell office:value-type="float" office:value="0.268216073227053" calcext:value-type="float">
            <text:p>0,2682160732</text:p>
          </table:table-cell>
          <table:table-cell table:number-columns-repeated="1021"/>
        </table:table-row>
        <table:table-row table:style-name="ro1">
          <table:table-cell office:value-type="float" office:value="1.09655278063622" calcext:value-type="float">
            <text:p>1,0965527806</text:p>
          </table:table-cell>
          <table:table-cell office:value-type="float" office:value="0.397612889789324" calcext:value-type="float">
            <text:p>0,3976128898</text:p>
          </table:table-cell>
          <table:table-cell office:value-type="float" office:value="0.268458273156044" calcext:value-type="float">
            <text:p>0,2684582732</text:p>
          </table:table-cell>
          <table:table-cell table:number-columns-repeated="1021"/>
        </table:table-row>
        <table:table-row table:style-name="ro1">
          <table:table-cell office:value-type="float" office:value="1.10811701887188" calcext:value-type="float">
            <text:p>1,1081170189</text:p>
          </table:table-cell>
          <table:table-cell office:value-type="float" office:value="0.400434116386533" calcext:value-type="float">
            <text:p>0,4004341164</text:p>
          </table:table-cell>
          <table:table-cell office:value-type="float" office:value="0.268393195413894" calcext:value-type="float">
            <text:p>0,2683931954</text:p>
          </table:table-cell>
          <table:table-cell table:number-columns-repeated="1021"/>
        </table:table-row>
        <table:table-row table:style-name="ro1">
          <table:table-cell office:value-type="float" office:value="1.11979314836396" calcext:value-type="float">
            <text:p>1,1197931484</text:p>
          </table:table-cell>
          <table:table-cell office:value-type="float" office:value="0.403129806084215" calcext:value-type="float">
            <text:p>0,4031298061</text:p>
          </table:table-cell>
          <table:table-cell office:value-type="float" office:value="0.268020410842639" calcext:value-type="float">
            <text:p>0,2680204108</text:p>
          </table:table-cell>
          <table:table-cell table:number-columns-repeated="1021"/>
        </table:table-row>
        <table:table-row table:style-name="ro1">
          <table:table-cell office:value-type="float" office:value="1.13158209921178" calcext:value-type="float">
            <text:p>1,1315820992</text:p>
          </table:table-cell>
          <table:table-cell office:value-type="float" office:value="0.405691214900056" calcext:value-type="float">
            <text:p>0,4056912149</text:p>
          </table:table-cell>
          <table:table-cell office:value-type="float" office:value="0.267341117849773" calcext:value-type="float">
            <text:p>0,2673411178</text:p>
          </table:table-cell>
          <table:table-cell table:number-columns-repeated="1021"/>
        </table:table-row>
        <table:table-row table:style-name="ro1">
          <table:table-cell office:value-type="float" office:value="1.14348475000448" calcext:value-type="float">
            <text:p>1,14348475</text:p>
          </table:table-cell>
          <table:table-cell office:value-type="float" office:value="0.408110814614343" calcext:value-type="float">
            <text:p>0,4081108146</text:p>
          </table:table-cell>
          <table:table-cell office:value-type="float" office:value="0.266357094711139" calcext:value-type="float">
            <text:p>0,2663570947</text:p>
          </table:table-cell>
          <table:table-cell table:number-columns-repeated="1021"/>
        </table:table-row>
        <table:table-row table:style-name="ro1">
          <table:table-cell office:value-type="float" office:value="1.15550207917367" calcext:value-type="float">
            <text:p>1,1555020792</text:p>
          </table:table-cell>
          <table:table-cell office:value-type="float" office:value="0.410382299687175" calcext:value-type="float">
            <text:p>0,4103822997</text:p>
          </table:table-cell>
          <table:table-cell office:value-type="float" office:value="0.265072291743387" calcext:value-type="float">
            <text:p>0,2650722917</text:p>
          </table:table-cell>
          <table:table-cell table:number-columns-repeated="1021"/>
        </table:table-row>
        <table:table-row table:style-name="ro1">
          <table:table-cell office:value-type="float" office:value="1.16763498788615" calcext:value-type="float">
            <text:p>1,1676349879</text:p>
          </table:table-cell>
          <table:table-cell office:value-type="float" office:value="0.412498491732184" calcext:value-type="float">
            <text:p>0,4124984917</text:p>
          </table:table-cell>
          <table:table-cell office:value-type="float" office:value="0.263489629919068" calcext:value-type="float">
            <text:p>0,2634896299</text:p>
          </table:table-cell>
          <table:table-cell table:number-columns-repeated="1021"/>
        </table:table-row>
        <table:table-row table:style-name="ro1">
          <table:table-cell office:value-type="float" office:value="1.17988442823077" calcext:value-type="float">
            <text:p>1,1798844282</text:p>
          </table:table-cell>
          <table:table-cell office:value-type="float" office:value="0.414452485065773" calcext:value-type="float">
            <text:p>0,4144524851</text:p>
          </table:table-cell>
          <table:table-cell office:value-type="float" office:value="0.261613832691727" calcext:value-type="float">
            <text:p>0,2616138327</text:p>
          </table:table-cell>
          <table:table-cell table:number-columns-repeated="1021"/>
        </table:table-row>
        <table:table-row table:style-name="ro1">
          <table:table-cell office:value-type="float" office:value="1.19225132400628" calcext:value-type="float">
            <text:p>1,192251324</text:p>
          </table:table-cell>
          <table:table-cell office:value-type="float" office:value="0.41623508837019" calcext:value-type="float">
            <text:p>0,4162350884</text:p>
          </table:table-cell>
          <table:table-cell office:value-type="float" office:value="0.259449929744407" calcext:value-type="float">
            <text:p>0,2594499297</text:p>
          </table:table-cell>
          <table:table-cell table:number-columns-repeated="1021"/>
        </table:table-row>
        <table:table-row table:style-name="ro1">
          <table:table-cell office:value-type="float" office:value="1.20473665408231" calcext:value-type="float">
            <text:p>1,2047366541</text:p>
          </table:table-cell>
          <table:table-cell office:value-type="float" office:value="0.417835446490341" calcext:value-type="float">
            <text:p>0,4178354465</text:p>
          </table:table-cell>
          <table:table-cell office:value-type="float" office:value="0.257004827659309" calcext:value-type="float">
            <text:p>0,2570048277</text:p>
          </table:table-cell>
          <table:table-cell table:number-columns-repeated="1021"/>
        </table:table-row>
        <table:table-row table:style-name="ro1">
          <table:table-cell office:value-type="float" office:value="1.21734139916349" calcext:value-type="float">
            <text:p>1,2173413992</text:p>
          </table:table-cell>
          <table:table-cell office:value-type="float" office:value="0.419243463696454" calcext:value-type="float">
            <text:p>0,4192434637</text:p>
          </table:table-cell>
          <table:table-cell office:value-type="float" office:value="0.254287056234348" calcext:value-type="float">
            <text:p>0,2542870562</text:p>
          </table:table-cell>
          <table:table-cell table:number-columns-repeated="1021"/>
        </table:table-row>
        <table:table-row table:style-name="ro1">
          <table:table-cell office:value-type="float" office:value="1.23006648001837" calcext:value-type="float">
            <text:p>1,23006648</text:p>
          </table:table-cell>
          <table:table-cell office:value-type="float" office:value="0.420451307999741" calcext:value-type="float">
            <text:p>0,420451308</text:p>
          </table:table-cell>
          <table:table-cell office:value-type="float" office:value="0.251305523234793" calcext:value-type="float">
            <text:p>0,2513055232</text:p>
          </table:table-cell>
          <table:table-cell table:number-columns-repeated="1021"/>
        </table:table-row>
        <table:table-row table:style-name="ro1">
          <table:table-cell office:value-type="float" office:value="1.24291290634972" calcext:value-type="float">
            <text:p>1,2429129063</text:p>
          </table:table-cell>
          <table:table-cell office:value-type="float" office:value="0.421454154263593" calcext:value-type="float">
            <text:p>0,4214541543</text:p>
          </table:table-cell>
          <table:table-cell office:value-type="float" office:value="0.24807110108805" calcext:value-type="float">
            <text:p>0,2480711011</text:p>
          </table:table-cell>
          <table:table-cell table:number-columns-repeated="1021"/>
        </table:table-row>
        <table:table-row table:style-name="ro1">
          <table:table-cell office:value-type="float" office:value="1.25588165899766" calcext:value-type="float">
            <text:p>1,255881659</text:p>
          </table:table-cell>
          <table:table-cell office:value-type="float" office:value="0.422247632530551" calcext:value-type="float">
            <text:p>0,4222476325</text:p>
          </table:table-cell>
          <table:table-cell office:value-type="float" office:value="0.244594327474463" calcext:value-type="float">
            <text:p>0,2445943275</text:p>
          </table:table-cell>
          <table:table-cell table:number-columns-repeated="1021"/>
        </table:table-row>
        <table:table-row table:style-name="ro1">
          <table:table-cell office:value-type="float" office:value="1.26897371846737" calcext:value-type="float">
            <text:p>1,2689737185</text:p>
          </table:table-cell>
          <table:table-cell office:value-type="float" office:value="0.422824977477067" calcext:value-type="float">
            <text:p>0,4228249775</text:p>
          </table:table-cell>
          <table:table-cell office:value-type="float" office:value="0.240885462976242" calcext:value-type="float">
            <text:p>0,240885463</text:p>
          </table:table-cell>
          <table:table-cell table:number-columns-repeated="1021"/>
        </table:table-row>
        <table:table-row table:style-name="ro1">
          <table:table-cell office:value-type="float" office:value="1.28219006435783" calcext:value-type="float">
            <text:p>1,2821900644</text:p>
          </table:table-cell>
          <table:table-cell office:value-type="float" office:value="0.423176387861528" calcext:value-type="float">
            <text:p>0,4231763879</text:p>
          </table:table-cell>
          <table:table-cell office:value-type="float" office:value="0.236954550702024" calcext:value-type="float">
            <text:p>0,2369545507</text:p>
          </table:table-cell>
          <table:table-cell table:number-columns-repeated="1021"/>
        </table:table-row>
        <table:table-row table:style-name="ro1">
          <table:table-cell office:value-type="float" office:value="1.2955317093975" calcext:value-type="float">
            <text:p>1,2955317094</text:p>
          </table:table-cell>
          <table:table-cell office:value-type="float" office:value="0.423292110192858" calcext:value-type="float">
            <text:p>0,4232921102</text:p>
          </table:table-cell>
          <table:table-cell office:value-type="float" office:value="0.232812667667225" calcext:value-type="float">
            <text:p>0,2328126677</text:p>
          </table:table-cell>
          <table:table-cell table:number-columns-repeated="1021"/>
        </table:table-row>
        <table:table-row table:style-name="ro1">
          <table:table-cell office:value-type="float" office:value="1.30899966769433" calcext:value-type="float">
            <text:p>1,3089996677</text:p>
          </table:table-cell>
          <table:table-cell office:value-type="float" office:value="0.423164486245537" calcext:value-type="float">
            <text:p>0,4231644862</text:p>
          </table:table-cell>
          <table:table-cell office:value-type="float" office:value="0.228472020785586" calcext:value-type="float">
            <text:p>0,2284720208</text:p>
          </table:table-cell>
          <table:table-cell table:number-columns-repeated="1021"/>
        </table:table-row>
        <table:table-row table:style-name="ro1">
          <table:table-cell office:value-type="float" office:value="1.32259495407546" calcext:value-type="float">
            <text:p>1,3225949541</text:p>
          </table:table-cell>
          <table:table-cell office:value-type="float" office:value="0.4227882199349" calcext:value-type="float">
            <text:p>0,4227882199</text:p>
          </table:table-cell>
          <table:table-cell office:value-type="float" office:value="0.223946399694269" calcext:value-type="float">
            <text:p>0,2239463997</text:p>
          </table:table-cell>
          <table:table-cell table:number-columns-repeated="1021"/>
        </table:table-row>
        <table:table-row table:style-name="ro1">
          <table:table-cell office:value-type="float" office:value="1.33631858366066" calcext:value-type="float">
            <text:p>1,3363185837</text:p>
          </table:table-cell>
          <table:table-cell office:value-type="float" office:value="0.422159683929612" calcext:value-type="float">
            <text:p>0,4221596839</text:p>
          </table:table-cell>
          <table:table-cell office:value-type="float" office:value="0.219251031678252" calcext:value-type="float">
            <text:p>0,2192510317</text:p>
          </table:table-cell>
          <table:table-cell table:number-columns-repeated="1021"/>
        </table:table-row>
        <table:table-row table:style-name="ro1">
          <table:table-cell office:value-type="float" office:value="1.35017160968096" calcext:value-type="float">
            <text:p>1,3501716097</text:p>
          </table:table-cell>
          <table:table-cell office:value-type="float" office:value="0.421275815647953" calcext:value-type="float">
            <text:p>0,4212758156</text:p>
          </table:table-cell>
          <table:table-cell office:value-type="float" office:value="0.214401499666016" calcext:value-type="float">
            <text:p>0,2144014997</text:p>
          </table:table-cell>
          <table:table-cell table:number-columns-repeated="1021"/>
        </table:table-row>
        <table:table-row table:style-name="ro1">
          <table:table-cell office:value-type="float" office:value="1.36415504890153" calcext:value-type="float">
            <text:p>1,3641550489</text:p>
          </table:table-cell>
          <table:table-cell office:value-type="float" office:value="0.420135966978773" calcext:value-type="float">
            <text:p>0,420135967</text:p>
          </table:table-cell>
          <table:table-cell office:value-type="float" office:value="0.209412181176882" calcext:value-type="float">
            <text:p>0,2094121812</text:p>
          </table:table-cell>
          <table:table-cell table:number-columns-repeated="1021"/>
        </table:table-row>
        <table:table-row table:style-name="ro1">
          <table:table-cell office:value-type="float" office:value="1.37826995722207" calcext:value-type="float">
            <text:p>1,3782699572</text:p>
          </table:table-cell>
          <table:table-cell office:value-type="float" office:value="0.418742009805803" calcext:value-type="float">
            <text:p>0,4187420098</text:p>
          </table:table-cell>
          <table:table-cell office:value-type="float" office:value="0.204297410389048" calcext:value-type="float">
            <text:p>0,2042974104</text:p>
          </table:table-cell>
          <table:table-cell table:number-columns-repeated="1021"/>
        </table:table-row>
        <table:table-row table:style-name="ro1">
          <table:table-cell office:value-type="float" office:value="1.392517392437" calcext:value-type="float">
            <text:p>1,3925173924</text:p>
          </table:table-cell>
          <table:table-cell office:value-type="float" office:value="0.417093905793405" calcext:value-type="float">
            <text:p>0,4170939058</text:p>
          </table:table-cell>
          <table:table-cell office:value-type="float" office:value="0.199071047017975" calcext:value-type="float">
            <text:p>0,199071047</text:p>
          </table:table-cell>
          <table:table-cell table:number-columns-repeated="1021"/>
        </table:table-row>
        <table:table-row table:style-name="ro1">
          <table:table-cell office:value-type="float" office:value="1.40689837159674" calcext:value-type="float">
            <text:p>1,4068983716</text:p>
          </table:table-cell>
          <table:table-cell office:value-type="float" office:value="0.415186463208638" calcext:value-type="float">
            <text:p>0,4151864632</text:p>
          </table:table-cell>
          <table:table-cell office:value-type="float" office:value="0.193745810362673" calcext:value-type="float">
            <text:p>0,1937458104</text:p>
          </table:table-cell>
          <table:table-cell table:number-columns-repeated="1021"/>
        </table:table-row>
        <table:table-row table:style-name="ro1">
          <table:table-cell office:value-type="float" office:value="1.4214140388256" calcext:value-type="float">
            <text:p>1,4214140388</text:p>
          </table:table-cell>
          <table:table-cell office:value-type="float" office:value="0.413013906415589" calcext:value-type="float">
            <text:p>0,4130139064</text:p>
          </table:table-cell>
          <table:table-cell office:value-type="float" office:value="0.188336015202652" calcext:value-type="float">
            <text:p>0,1883360152</text:p>
          </table:table-cell>
          <table:table-cell table:number-columns-repeated="1021"/>
        </table:table-row>
        <table:table-row table:style-name="ro1">
          <table:table-cell office:value-type="float" office:value="1.43606536958828" calcext:value-type="float">
            <text:p>1,4360653696</text:p>
          </table:table-cell>
          <table:table-cell office:value-type="float" office:value="0.410572330384377" calcext:value-type="float">
            <text:p>0,4105723304</text:p>
          </table:table-cell>
          <table:table-cell office:value-type="float" office:value="0.182854124052848" calcext:value-type="float">
            <text:p>0,1828541241</text:p>
          </table:table-cell>
          <table:table-cell table:number-columns-repeated="1021"/>
        </table:table-row>
        <table:table-row table:style-name="ro1">
          <table:table-cell office:value-type="float" office:value="1.45085355847739" calcext:value-type="float">
            <text:p>1,4508535585</text:p>
          </table:table-cell>
          <table:table-cell office:value-type="float" office:value="0.407867364644678" calcext:value-type="float">
            <text:p>0,4078673646</text:p>
          </table:table-cell>
          <table:table-cell office:value-type="float" office:value="0.177317305908347" calcext:value-type="float">
            <text:p>0,1773173059</text:p>
          </table:table-cell>
          <table:table-cell table:number-columns-repeated="1021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0">00/00/0000</text:date>, <text:time style:data-style-name="N2" text:time-value="18:54:32.4572693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0T18:57:22.147859276</dc:date>
    <dc:creator>Coralie Picoche</dc:creator>
    <meta:editing-duration>PT4M53S</meta:editing-duration>
    <meta:editing-cycles>2</meta:editing-cycles>
    <meta:generator>LibreOffice/5.1.6.2$Linux_X86_64 LibreOffice_project/10m0$Build-2</meta:generator>
    <meta:document-statistic meta:table-count="1" meta:cell-count="184" meta:object-count="0"/>
  </office:meta>
</office:document-meta>
</file>